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4421" officeooo:paragraph-rsid="00164421"/>
    </style:style>
    <style:style style:name="P2" style:family="paragraph" style:parent-style-name="Standard">
      <style:text-properties officeooo:rsid="00164421" officeooo:paragraph-rsid="0018ac53"/>
    </style:style>
    <style:style style:name="P3" style:family="paragraph" style:parent-style-name="Standard">
      <style:text-properties officeooo:paragraph-rsid="00164421"/>
    </style:style>
    <style:style style:name="T1" style:family="text">
      <style:text-properties officeooo:rsid="00164421"/>
    </style:style>
    <style:style style:name="T2" style:family="text">
      <style:text-properties officeooo:rsid="0016f6e7"/>
    </style:style>
    <style:style style:name="T3" style:family="text">
      <style:text-properties officeooo:rsid="00174b88"/>
    </style:style>
    <style:style style:name="T4" style:family="text">
      <style:text-properties officeooo:rsid="0018ac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<text:span text:style-name="T4">á</text:span>ginas socio:</text:p>
      <text:p text:style-name="P3"><text:span text:style-name="T1">-Login</text:span></text:p>
      <text:p text:style-name="P3"><text:span text:style-name="T1">-Ver marcas</text:span></text:p>
      <text:p text:style-name="P3"><text:span text:style-name="T1">-Modificar datos</text:span></text:p>
      <text:p text:style-name="P3"><text:span text:style-name="T1">-Subir licencias</text:span></text:p>
      <text:p text:style-name="P1">-Inscribirse grupo</text:p>
      <text:p text:style-name="P3"><text:span text:style-name="T1">-Inscribirse evento</text:span></text:p>
      <text:p text:style-name="P1"/>
      <text:p text:style-name="P1"/>
      <text:p text:style-name="P2">P<text:span text:style-name="T4">á</text:span>ginas externo:</text:p>
      <text:p text:style-name="P1">-Inscribirse event<text:span text:style-name="T3">o</text:span></text:p>
      <text:p text:style-name="P1"/>
      <text:p text:style-name="P1"/>
      <text:p text:style-name="P1">Paginas entrenador:</text:p>
      <text:p text:style-name="P3"><text:span text:style-name="T1">-Login</text:span></text:p>
      <text:p text:style-name="P3"><text:span text:style-name="T1">-Ver grupo</text:span></text:p>
      <text:p text:style-name="P3"><text:span text:style-name="T1">-Registrar marcas</text:span></text:p>
      <text:p text:style-name="P3"><text:span text:style-name="T1">-Gestión test</text:span></text:p>
      <text:p text:style-name="P1"/>
      <text:p text:style-name="P1">Admin:</text:p>
      <text:p text:style-name="P1">-Cruds socios</text:p>
      <text:p text:style-name="P1">-Cruds usuarios</text:p>
      <text:p text:style-name="P1">-Cruds entrenadores</text:p>
      <text:p text:style-name="P1">-Cruds entidades</text:p>
      <text:p text:style-name="P1">-Gestión licencias</text:p>
      <text:p text:style-name="P1"><text:tab/>-Altas escolares</text:p>
      <text:p text:style-name="P1"><text:tab/>-Verificar licencias</text:p>
      <text:p text:style-name="P1">-Cruds inscripciones</text:p>
      <text:p text:style-name="P1">-Cruds eventos</text:p>
      <text:p text:style-name="P1">-Cruds grupos</text:p>
      <text:p text:style-name="P1">-Cruds temporadas</text:p>
      <text:p text:style-name="P1">-Enviar correos</text:p>
      <text:p text:style-name="P1">-Facturación</text:p>
      <text:p text:style-name="P1"><text:tab/>-Gastos</text:p>
      <text:p text:style-name="P1"><text:tab/>-Ingresos</text:p>
      <text:p text:style-name="P1"><text:tab/>-Gestión cobros</text:p>
      <text:p text:style-name="P1"><text:tab/><text:tab/>-Generar ficheros</text:p>
      <text:p text:style-name="P1"><text:tab/><text:tab/>-Aceptar cobros</text:p>
      <text:p text:style-name="P1"/>
      <text:p text:style-name="P2">P<text:span text:style-name="T4">á</text:span>ginas <text:span text:style-name="T2">t</text:span>ienda:</text:p>
      <text:p text:style-name="P1">-Login</text:p>
      <text:p text:style-name="P1">-Ver socios</text:p>
      <text:p text:style-name="P1">-Marcar ropa recogid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1:50:03.184396287</meta:creation-date>
    <dc:date>2022-01-25T13:59:50.447759302</dc:date>
    <meta:editing-duration>PT39M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7" meta:word-count="68" meta:character-count="539" meta:non-whitespace-character-count="499"/>
  </office:meta>
</office:document-meta>
</file>